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02cm" fo:min-width="1.268cm" draw:shadow="visible"/>
    </style:style>
    <style:style style:name="gr2" style:family="graphic" style:parent-style-name="standard">
      <style:graphic-properties draw:textarea-horizontal-align="justify" draw:textarea-vertical-align="middle" draw:auto-grow-height="false" fo:min-height="5.05cm" fo:min-width="10.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3.55cm" fo:min-width="3.1cm"/>
    </style:style>
    <style:style style:name="gr5" style:family="graphic" style:parent-style-name="standard">
      <style:graphic-properties draw:textarea-horizontal-align="justify" draw:textarea-vertical-align="middle" draw:auto-grow-height="false" fo:min-height="3.55cm" fo:min-width="3.1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95cm" fo:min-width="3.5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95cm" fo:min-width="2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6.75cm" fo:min-width="11.4cm"/>
    </style:style>
    <style:style style:name="gr11" style:family="graphic" style:parent-style-name="standard">
      <style:graphic-properties draw:textarea-horizontal-align="justify" draw:textarea-vertical-align="middle" draw:auto-grow-height="false" fo:min-height="1.85cm" fo:min-width="6.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.5cm" svg:height="2.9cm" svg:x="8.8cm" svg:y="1.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" xml:id="id3" draw:id="id3" draw:layer="layout" svg:width="11.3cm" svg:height="5.3cm" svg:x="4.3cm" svg:y="5.4cm">
          <text:p text:style-name="P1"><text:tab/>Affiches les comptes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0.1cm" svg:y1="4.6cm" svg:x2="10cm" svg:y2="5.5cm">
          <text:p/>
        </draw:line>
        <draw:custom-shape draw:style-name="gr4" draw:text-style-name="P1" draw:layer="layout" svg:width="3.6cm" svg:height="3.8cm" svg:x="2.4cm" svg:y="13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6cm" svg:height="3.8cm" svg:x="2.4cm" svg:y="13.4cm">
          <text:p text:style-name="P1">Voir</text:p>
          <draw:enhanced-geometry svg:viewBox="0 0 21600 21600" draw:type="rectangle" draw:enhanced-path="M 0 0 L 21600 0 21600 21600 0 21600 0 0 Z N"/>
        </draw:custom-shape>
        <draw:custom-shape draw:style-name="gr5" draw:text-style-name="P1" xml:id="id4" draw:id="id4" draw:layer="layout" svg:width="3.6cm" svg:height="3.8cm" svg:x="8.3cm" svg:y="13.4cm">
          <text:p text:style-name="P1">delete</text:p>
          <draw:enhanced-geometry svg:viewBox="0 0 21600 21600" draw:type="rectangle" draw:enhanced-path="M 0 0 L 21600 0 21600 21600 0 21600 0 0 Z N"/>
        </draw:custom-shape>
        <draw:custom-shape draw:style-name="gr5" draw:text-style-name="P1" xml:id="id1" draw:id="id1" draw:layer="layout" svg:width="3.6cm" svg:height="3.8cm" svg:x="14.9cm" svg:y="13.5cm">
          <text:p text:style-name="P1">add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5.6cm" svg:y1="10.8cm" svg:x2="4.2cm" svg:y2="13.5cm">
          <text:p/>
        </draw:line>
        <draw:line draw:style-name="gr3" draw:text-style-name="P2" draw:layer="layout" svg:x1="10.1cm" svg:y1="10.7cm" svg:x2="10.1cm" svg:y2="13.5cm">
          <text:p/>
        </draw:line>
        <draw:line draw:style-name="gr3" draw:text-style-name="P2" draw:layer="layout" svg:x1="14.7cm" svg:y1="10.7cm" svg:x2="17.1cm" svg:y2="13.5cm">
          <text:p/>
        </draw:line>
        <draw:connector draw:style-name="gr6" draw:text-style-name="P1" xml:id="id2" draw:id="id2" draw:layer="layout" svg:x1="18.5cm" svg:y1="15.4cm" svg:x2="18.5cm" svg:y2="15.4cm" draw:start-shape="id1" draw:start-glue-point="1" draw:end-shape="id1" draw:end-glue-point="1" svg:d="M18500 15400z" svg:viewBox="0 0 1 1">
          <text:p/>
        </draw:connector>
        <draw:connector draw:style-name="gr6" draw:text-style-name="P1" draw:layer="layout" draw:line-skew="2.55cm" svg:x1="18.5cm" svg:y1="15.4cm" svg:x2="15.6cm" svg:y2="8.05cm" draw:start-shape="id2" draw:start-glue-point="0" draw:end-shape="id3" draw:end-glue-point="1" svg:d="M18500 15400h1100v-7350h-4000" svg:viewBox="0 0 4001 7351">
          <text:p/>
        </draw:connector>
        <draw:line draw:style-name="gr3" draw:text-style-name="P2" draw:layer="layout" svg:x1="17.3cm" svg:y1="8.1cm" svg:x2="15.5cm" svg:y2="8.1cm">
          <text:p/>
        </draw:line>
        <draw:connector draw:style-name="gr6" draw:text-style-name="P1" draw:layer="layout" svg:x1="10.1cm" svg:y1="17.2cm" svg:x2="7.545cm" svg:y2="11.008cm" draw:start-shape="id4" draw:start-glue-point="2" svg:d="M10100 17200v501h-2555v-6693" svg:viewBox="0 0 2556 6694">
          <text:p/>
        </draw:connector>
        <draw:line draw:style-name="gr3" draw:text-style-name="P2" draw:layer="layout" svg:x1="7.5cm" svg:y1="12.3cm" svg:x2="7.5cm" svg:y2="10.6cm">
          <text:p/>
        </draw:line>
        <draw:custom-shape draw:style-name="gr5" draw:text-style-name="P1" xml:id="id5" draw:id="id5" draw:layer="layout" svg:width="3.6cm" svg:height="3.8cm" svg:x="2.4cm" svg:y="19cm">
          <text:p text:style-name="P1">update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3.2cm" svg:y1="17.2cm" svg:x2="3.2cm" svg:y2="19.2cm">
          <text:p/>
        </draw:line>
        <draw:line draw:style-name="gr3" draw:text-style-name="P2" draw:layer="layout" svg:x1="5cm" svg:y1="19cm" svg:x2="5cm" svg:y2="17.2cm">
          <text:p/>
        </draw:line>
        <draw:connector draw:style-name="gr6" draw:text-style-name="P1" draw:layer="layout" svg:x1="4.3cm" svg:y1="8.05cm" svg:x2="2.4cm" svg:y2="20.9cm" draw:start-shape="id3" draw:start-glue-point="3" draw:end-shape="id5" svg:d="M4300 8050h-2401v12850h501" svg:viewBox="0 0 2402 12851">
          <text:p/>
        </draw:connector>
        <draw:custom-shape draw:style-name="gr7" draw:text-style-name="P1" draw:layer="layout" svg:width="4cm" svg:height="3.2cm" svg:x="7.4cm" svg:y="20.4cm">
          <text:p text:style-name="P1">Credit/debit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6.1cm" svg:y1="21.5cm" svg:x2="7.4cm" svg:y2="22.1cm">
          <text:p/>
        </draw:line>
        <draw:line draw:style-name="gr3" draw:text-style-name="P2" draw:layer="layout" svg:x1="3.7cm" svg:y1="8.1cm" svg:x2="4.5cm" svg:y2="8.1cm">
          <text:p/>
        </draw:line>
        <draw:custom-shape draw:style-name="gr9" draw:text-style-name="P1" draw:layer="layout" svg:width="2.5cm" svg:height="2.2cm" svg:x="1.8cm" svg:y="3.1cm">
          <text:p text:style-name="P1">transfert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.9cm" svg:y1="5.4cm" svg:x2="4.3cm" svg:y2="7.1cm">
          <text:p/>
        </draw:line>
        <draw:line draw:style-name="gr3" draw:text-style-name="P2" draw:layer="layout" svg:x1="4.3cm" svg:y1="6.2cm" svg:x2="3.7cm" svg:y2="5.3cm">
          <text:p/>
        </draw:line>
      </draw:page>
      <draw:page draw:name="page2" draw:style-name="dp1" draw:master-page-name="Standard">
        <draw:custom-shape draw:style-name="gr10" draw:text-style-name="P3" draw:layer="layout" svg:width="11.9cm" svg:height="17cm" svg:x="5.1cm" svg:y="4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7.2cm" svg:height="2.1cm" svg:x="7.6cm" svg:y="8cm">
          <text:p text:style-name="P1">Id (int)a.i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7.2cm" svg:height="2.1cm" svg:x="7.5cm" svg:y="11.4cm">
          <text:p text:style-name="P1">Name (varchar 60)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7.2cm" svg:height="2.1cm" svg:x="7.5cm" svg:y="14.4cm">
          <text:p text:style-name="P1">Solde (int)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6T13:19:30.012614650</meta:creation-date>
    <meta:generator>LibreOffice/5.1.6.2$Linux_X86_64 LibreOffice_project/10m0$Build-2</meta:generator>
    <dc:date>2017-11-14T10:53:02.667973625</dc:date>
    <meta:editing-duration>PT15M30S</meta:editing-duration>
    <meta:editing-cycles>18</meta:editing-cycles>
    <meta:document-statistic meta:object-count="29"/>
  </office:meta>
</office:document-meta>
</file>